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7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Z 450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ce2" office:value-type="string" calcext:value-type="string">
            <text:p>27-03-2025</text:p>
          </table:table-cell>
        </table:table-row>
        <table:table-row table:style-name="ro1">
          <table:table-cell table:style-name="Default" office:value-type="string" calcext:value-type="string">
            <text:p>Job</text:p>
          </table:table-cell>
          <table:table-cell table:style-name="Default" office:value-type="string" calcext:value-type="string">
            <text:p>Fitting Curve</text:p>
          </table:table-cell>
        </table:table-row>
        <table:table-row table:style-name="ro1">
          <table:table-cell table:style-name="Default" office:value-type="string" calcext:value-type="string">
            <text:p>Sub job</text:p>
          </table:table-cell>
          <table:table-cell table:style-name="Default" office:value-type="string" calcext:value-type="string">
            <text:p>DSSC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…</text:p>
          </table:table-cell>
        </table:table-row>
        <table:table-row table:style-name="ro1"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J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432" calcext:value-type="float">
            <text:p>0.2843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2019" calcext:value-type="float">
            <text:p>0.1201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6236" calcext:value-type="float">
            <text:p>-0.0623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23487" calcext:value-type="float">
            <text:p>-0.2348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42747" calcext:value-type="float">
            <text:p>-0.4274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57318" calcext:value-type="float">
            <text:p>-0.5731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74401" calcext:value-type="float">
            <text:p>-0.7440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84282" calcext:value-type="float">
            <text:p>-0.8428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1.15098" calcext:value-type="float">
            <text:p>-1.1509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1.30674" calcext:value-type="float">
            <text:p>-1.3067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1.54456" calcext:value-type="float">
            <text:p>-1.5445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1.55628" calcext:value-type="float">
            <text:p>-1.5562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1.78405" calcext:value-type="float">
            <text:p>-1.7840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1.99843" calcext:value-type="float">
            <text:p>-1.9984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2.28147" calcext:value-type="float">
            <text:p>-2.2814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2.53939" calcext:value-type="float">
            <text:p>-2.5393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2.89612" calcext:value-type="float">
            <text:p>-2.8961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3.58447" calcext:value-type="float">
            <text:p>-3.5844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3.86415" calcext:value-type="float">
            <text:p>-3.8641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4.34482" calcext:value-type="float">
            <text:p>-4.344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46876" calcext:value-type="float">
            <text:p>-4.4687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4.79534" calcext:value-type="float">
            <text:p>-4.7953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5.08173" calcext:value-type="float">
            <text:p>-5.08173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-5.43846" calcext:value-type="float">
            <text:p>-5.4384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5.7818" calcext:value-type="float">
            <text:p>-5.781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-6.167" calcext:value-type="float">
            <text:p>-6.16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6.7515" calcext:value-type="float">
            <text:p>-6.751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-36.58298" calcext:value-type="float">
            <text:p>-36.5829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31.62728" calcext:value-type="float">
            <text:p>-31.62728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-18.08317" calcext:value-type="float">
            <text:p>-18.0831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16.16554" calcext:value-type="float">
            <text:p>-16.16554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-13.52439" calcext:value-type="float">
            <text:p>-13.5243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14.19264" calcext:value-type="float">
            <text:p>-14.1926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-14.33332" calcext:value-type="float">
            <text:p>-14.3333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14.7788" calcext:value-type="float">
            <text:p>-14.7788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-13.97992" calcext:value-type="float">
            <text:p>-13.9799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14.81062" calcext:value-type="float">
            <text:p>-14.81062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-37.28306" calcext:value-type="float">
            <text:p>-37.2830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18.20711" calcext:value-type="float">
            <text:p>-18.20711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-19.86851" calcext:value-type="float">
            <text:p>-19.868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0.76959" calcext:value-type="float">
            <text:p>-20.76959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-22.0558" calcext:value-type="float">
            <text:p>-22.055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22.66708" calcext:value-type="float">
            <text:p>-22.66708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-24.03878" calcext:value-type="float">
            <text:p>-24.0387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72.72684" calcext:value-type="float">
            <text:p>-72.7268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-75.90736" calcext:value-type="float">
            <text:p>-75.9073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79.47464" calcext:value-type="float">
            <text:p>-79.47464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-79.35404" calcext:value-type="float">
            <text:p>-79.3540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83.11396" calcext:value-type="float">
            <text:p>-83.11396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-86.71308" calcext:value-type="float">
            <text:p>-86.7130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89.01928" calcext:value-type="float">
            <text:p>-89.01928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-90.18492" calcext:value-type="float">
            <text:p>-90.1849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95.36172" calcext:value-type="float">
            <text:p>-95.36172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-93.80088" calcext:value-type="float">
            <text:p>-93.8008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-92.43916" calcext:value-type="float">
            <text:p>-92.43916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-101.8348" calcext:value-type="float">
            <text:p>-101.834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114.41432" calcext:value-type="float">
            <text:p>-114.41432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-114.3976" calcext:value-type="float">
            <text:p>-114.397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114.18992" calcext:value-type="float">
            <text:p>-114.18992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-112.19184" calcext:value-type="float">
            <text:p>-112.191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9.38344" calcext:value-type="float">
            <text:p>-119.38344</text:p>
          </table:table-cell>
        </table:table-row>
      </table:table>
      <table:named-expressions>
        <table:named-range table:name="Date" table:base-cell-address="$Sheet1.$B$2" table:cell-range-address="$Sheet1.$B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9:55:14.250715068</meta:creation-date>
    <dc:date>2025-03-27T20:31:20.161762523</dc:date>
    <meta:editing-duration>PT25M32S</meta:editing-duration>
    <meta:editing-cycles>1</meta:editing-cycles>
    <meta:document-statistic meta:table-count="1" meta:cell-count="134" meta:object-count="0"/>
    <meta:generator>LibreOffice/24.8.5.2$Linux_X86_64 LibreOffice_project/480$Build-2</meta:generator>
  </office:meta>
</office:document-meta>
</file>